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BUCH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m Codebuch wird definiert, wie und nach welchen Kriterien erfasst werden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3"/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Kommentar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edgelist</text:p>
          </table:table-cell>
          <table:table-cell table:style-name="ce2" office:value-type="string" calcext:value-type="string">
            <text:p>Grundregel: Die Edgelist darf pro Spalte immer nur einen Wert enthalten. Bis auf die ID idealerweise numerisch codiert (als Zahl).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definiert den Sender in gerichteten Netzwerken. Entspricht ID in der Nodelist. Keine Sonderzeichen, nur ein Wort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to </text:p>
          </table:table-cell>
          <table:table-cell table:style-name="ce2" office:value-type="string" calcext:value-type="string">
            <text:p>definiert den Empfänger in ungerichteten Netzwerken. Entspricht ID in der Nodelist. Keine Sonderzeichen, etc. 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definiert die Art der Beziehung bei multiplexen Netzwerken mit verschiedenen Beziehungsarten (1=Freunde, 2=Kollegen, 3=Mitglied, 4=Gründer, 5=(Ex)Angestellter, 6=User, 7=Teilnehmer)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nodelist</text:p>
          </table:table-cell>
          <table:table-cell table:style-name="ce2" office:value-type="string" calcext:value-type="string">
            <text:p>Grundregel: die IDs der Nodelist müssen mit den IDs der Edgelist komplett übereinstimmen. Ausprägungen der Attribute in der Regel numerisch definieren.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indeutige Identifikation jedes einzelnen Knotens (vertex), der erfasst wird. <text:s/>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oder Bezeichnung des Knotens. 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1= female, 2= male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1= Adel, 2=Politik, 3=Militär, 4=Gesundheit, 5=Spiritualität, 6= Recht, 7=Sonstige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1= Person, 2= Organisation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1=Baden-Württemberg, 2=Bayern, 3=Berlin, 3=Hessen, 5=Niedersachsen, 6=Sachsen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tus in der Organisation: 1=Rädelsführung, 2=Ministerfunktion, 3=leitende Funktion, 4= Mitglied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1= Militärarm, 2= Rat, 3= Sonstiges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efiniert fehlende Werte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6.0.5.2$Linux_X86_64 LibreOffice_project/</meta:generator>
  </office:meta>
</office:document-meta>
</file>